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50.02mm"/>
    </style:style>
    <style:style style:name="co3" style:family="table-column">
      <style:table-column-properties fo:break-before="auto" style:column-width="66.62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6.71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24.73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, Font Awesom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table:style-name="ce3" office:value-type="string" calcext:value-type="string">
            <text:p>Squire</text:p>
          </table:table-cell>
          <table:table-cell table:style-name="ce3" office:value-type="string" calcext:value-type="string">
            <text:p>MIT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http://neilj.github.io/Squire/</text:p>
          </table:table-cell>
          <table:table-cell table:number-columns-repeated="3" table:style-name="ce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Font Awesome</text:p>
          </table:table-cell>
          <table:table-cell office:value-type="string" calcext:value-type="string">
            <text:p>SIL OFL 1.1 – Fonts</text:p>
            <text:p>MIT - Code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5">
          <table:table-cell office:value-type="string" calcext:value-type="string">
            <text:p>Photos:</text:p>
            <text:p>banner-bg.jpg</text:p>
            <text:p>intro-bg.jpg</text:p>
            <text:p>Notes.png (Derivate)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6">
          <table:table-cell office:value-type="string" calcext:value-type="string">
            <text:p>Photos:</text:p>
            <text:p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3">
          <table:table-cell table:style-name="Default" office:value-type="string" calcext:value-type="string">
            <text:p>Color Picker</text:p>
          </table:table-cell>
          <table:table-cell table:style-name="Default"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ttps://github.com/evoluteur/colorpicker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jQuery, jQuery UI</text:p>
          </table:table-cell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.00.0000</text:date>, <text:time style:data-style-name="N2" text:time-value="12:04:10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6T12:05:36.503000000</dc:date>
    <meta:editing-duration>PT11M1S</meta:editing-duration>
    <meta:editing-cycles>3</meta:editing-cycles>
    <meta:generator>LibreOffice/4.4.3.2$Windows_x86 LibreOffice_project/88805f81e9fe61362df02b9941de8e38a9b5fd16</meta:generator>
    <meta:document-statistic meta:table-count="1" meta:cell-count="82" meta:object-count="0"/>
  </office:meta>
</office:document-meta>
</file>